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25-10-01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25-04-09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25-01-13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24-10-02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24-04-08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24-02-06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23-01-0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22-04-19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22-01-05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21-10-13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21-04-12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21-01-04 2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19-12-23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19-10-23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19-04-25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19-01-22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18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18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18-01-04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17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17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16-12-29 21:44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16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16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16-01-05 23:21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15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14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14-01-16 20:26:5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13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13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13-01-16 17:45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12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12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12-01-11 16:22:5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1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11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11-01-05 21:45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10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10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09-12-31 19:53:5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0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09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09-01-22 17:01:1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08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08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08-01-22 17:4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07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07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07-01-09 16:43:0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06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06-01-12 18:34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05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05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05-01-06 14:48:3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04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0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04-01-07 19:10:5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0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03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0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0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0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01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01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01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0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0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00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00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0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200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1999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1999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1999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199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1998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1997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1997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1996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199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199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199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199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199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199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25098514101</text:p>
          </table:table-cell>
          <table:table-cell office:value-type="string" calcext:value-type="string">
            <text:p>20S 14W 22CDC 01</text:p>
          </table:table-cell>
          <table:table-cell office:value-type="string" calcext:value-type="string">
            <text:p>1988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82" meta:object-count="0"/>
    <meta:user-defined meta:name="AppVersion">3.0</meta:user-defined>
  </office:meta>
</office:document-meta>
</file>